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Consolas" fo:font-size="10.5pt" style:font-size-asian="10.5pt" style:font-size-complex="10.5pt"/>
    </style:style>
    <style:style style:name="P4" style:family="paragraph" style:parent-style-name="Standard">
      <style:paragraph-properties fo:text-align="start" style:justify-single-word="false"/>
      <style:text-properties fo:font-size="10.5pt" style:font-size-asian="10.5pt" style:font-size-complex="10.5pt"/>
    </style:style>
    <style:style style:name="P5" style:family="paragraph" style:parent-style-name="Heading_20_1">
      <style:paragraph-properties fo:text-align="center" style:justify-single-word="false"/>
      <style:text-properties style:font-name="Consolas" fo:font-size="14pt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MRD Gestion commerciale</text:h>
      <text:h text:style-name="P5" text:outline-level="1">TONER EXPRESS</text:h>
      <text:p text:style-name="P1"/>
      <text:p text:style-name="P1"/>
      <text:p text:style-name="P3"><text:span text:style-name="T5">Client</text:span> (<text:span text:style-name="T2">Cli_numero</text:span>, Cli_nom, Cli_adresse, Cli_tel, <text:span text:style-name="T7">Cli_nomContact</text:span>)</text:p>
      <text:p text:style-name="P3"/>
      <text:p text:style-name="P3"><text:span text:style-name="T5">Contrat</text:span> (<text:span text:style-name="T2">Con_numero</text:span>, Con_date, Con_dureeValidite,<text:span text:style-name="T6"> Con_numCli#</text:span>)</text:p>
      <text:p text:style-name="P3"/>
      <text:p text:style-name="P3"><text:span text:style-name="T4">Cartouche</text:span><text:span text:style-name="T3"> (</text:span><text:span text:style-name="T2">Car_Reference</text:span><text:span text:style-name="T1">,</text:span><text:span text:style-name="T3"> Car_Designation, Car_PrixNeuf, Car_PrixRecondition)</text:span></text:p>
      <text:p text:style-name="P3"><text:span text:style-name="T3"/></text:p>
      <text:p text:style-name="P3"><text:span text:style-name="T4">Type_Cartouche </text:span><text:span text:style-name="T3">( </text:span><text:span text:style-name="T2">Typ_id</text:span><text:span text:style-name="T3">, Typ_Nom)</text:span></text:p>
      <text:p text:style-name="P3"><text:span text:style-name="T3"/></text:p>
      <text:p text:style-name="P3"><text:span text:style-name="T4">Appliquer</text:span><text:span text:style-name="T3">(</text:span><text:span text:style-name="T8">App_NumeroCon#, App_ReferenceCar#, App_idTyp#</text:span><text:span text:style-name="T1">,</text:span><text:span text:style-name="T3"> App_QuantiteMin, App_Prix)</text:span></text:p>
      <text:p text:style-name="P3"><text:span text:style-name="T3"/></text:p>
      <text:p text:style-name="P3"><text:span text:style-name="T4">Prix</text:span><text:span text:style-name="T3"> (</text:span><text:span text:style-name="T8">Pri_ReferenceCar#, Pri_idTyp#</text:span><text:span text:style-name="T3">, Pri_Prix)</text:span></text:p>
      <text:p text:style-name="P3"><text:span text:style-name="T3"/></text:p>
      <text:p text:style-name="P3"><text:span text:style-name="T4">Facture</text:span><text:span text:style-name="T3"> ( </text:span><text:span text:style-name="T2">Fac_Numero</text:span><text:span text:style-name="T3">, Fac_Date, Fac_TotalTTC)</text:span></text:p>
      <text:p text:style-name="P3"><text:span text:style-name="T3"/></text:p>
      <text:p text:style-name="P3"><text:span text:style-name="T4">Produit</text:span><text:span text:style-name="T3"> (</text:span><text:span text:style-name="T8">Pro_NumeroFac#, Pro_ReferenceCar#, Pro_idTyp#</text:span><text:span text:style-name="T1">,</text:span><text:span text:style-name="T3"> Pro_Quantite)</text:span></text:p>
      <text:p text:style-name="P3"><text:span text:style-name="T3"/></text:p>
      <text:p text:style-name="P3"><text:span text:style-name="T4">Avoir</text:span><text:span text:style-name="T3"> ( </text:span><text:span text:style-name="T2">Avo_Numero</text:span><text:span text:style-name="T3">, Avo_MontantHT, </text:span><text:span text:style-name="T7">Avo_NumeroFac#</text:span><text:span text:style-name="T3">)</text:span></text:p>
      <text:p text:style-name="P3"><text:span text:style-name="T3"/></text:p>
      <text:p text:style-name="P3"><text:span text:style-name="T4">Deduire</text:span><text:span text:style-name="T3"> ( </text:span><text:span text:style-name="T8">Ded_NumeroAvo#, Ded_NumerFac#,</text:span><text:span text:style-name="T3"> Ded_Montant)</text:span></text:p>
      <text:p text:style-name="P3"><text:span text:style-name="T3"/></text:p>
      <text:p text:style-name="P4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border-line-width="0.002cm 0.035cm 0.002cm" fo:padding="0.049cm" fo:border="0.039cm double #000000" style:shadow="non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19T10:23:55.91</meta:creation-date>
    <meta:document-statistic meta:table-count="0" meta:image-count="0" meta:object-count="0" meta:page-count="1" meta:paragraph-count="12" meta:word-count="54" meta:character-count="620"/>
    <dc:date>2016-09-19T11:01:11.31</dc:date>
    <meta:editing-duration>PT6M13S</meta:editing-duration>
    <meta:editing-cycles>1</meta:editing-cycles>
    <meta:generator>OpenOffice/4.1.2$Win32 OpenOffice.org_project/412m3$Build-9782</meta:generator>
  </office:meta>
</office:document-meta>
</file>